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06" officeooo:paragraph-rsid="000ef206"/>
    </style:style>
    <style:style style:name="P2" style:family="paragraph" style:parent-style-name="Heading_20_2">
      <style:paragraph-properties fo:text-align="center" style:justify-single-word="false"/>
      <style:text-properties officeooo:paragraph-rsid="000ef206"/>
    </style:style>
    <style:style style:name="P3" style:family="paragraph" style:parent-style-name="Standard">
      <style:text-properties officeooo:rsid="000ef206" officeooo:paragraph-rsid="000ef206"/>
    </style:style>
    <style:style style:name="T1" style:family="text">
      <style:text-properties officeooo:rsid="0021b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1">Error Handling</text:span> </text:h>
      <text:p text:style-name="P1"/>
      <text:p text:style-name="P1">Here is the GitHub Link for this assignment</text:p>
      <text:p text:style-name="P1"/>
      <text:p text:style-name="P1"><text:a xlink:type="simple" xlink:href="https://github.com/kishanpatel-simform/lms_practical/tree/master/error_handling" text:style-name="Internet_20_link" text:visited-style-name="Visited_20_Internet_20_Link">https://github.com/kishanpatel-simform/lms_practical/tree/master/error_handling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5T09:53:19.717344894</dc:date>
    <meta:editing-duration>PT2M5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37" meta:non-whitespace-character-count="128"/>
  </office:meta>
</office:document-meta>
</file>